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na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officeooo:rsid="000ff17d" officeooo:paragraph-rsid="000ff17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0ff17d" officeooo:paragraph-rsid="000ff17d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0ff17d" officeooo:paragraph-rsid="000ff17d" style:font-weight-asian="normal" style:font-weight-complex="normal"/>
    </style:style>
    <style:style style:name="P4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weight="normal" officeooo:rsid="000ff17d" officeooo:paragraph-rsid="000ff17d" style:font-weight-asian="normal" style:font-weight-complex="normal"/>
    </style:style>
    <style:style style:name="P5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weight="normal" officeooo:rsid="000ff17d" officeooo:paragraph-rsid="00143e60" style:font-weight-asian="normal" style:font-weight-complex="normal"/>
    </style:style>
    <style:style style:name="P6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weight="normal" officeooo:rsid="000ff17d" officeooo:paragraph-rsid="000ff17d" style:font-weight-asian="normal" style:font-weight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weight="normal" officeooo:rsid="000ff17d" officeooo:paragraph-rsid="000ff17d" style:font-weight-asian="normal" style:font-weight-complex="normal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00ff17d" officeooo:paragraph-rsid="000ff17d" style:font-weight-asian="normal" style:font-weight-complex="normal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weight="normal" officeooo:rsid="0012427c" officeooo:paragraph-rsid="0012427c" style:font-weight-asian="normal" style:font-weight-complex="normal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012427c" officeooo:paragraph-rsid="0012427c" style:font-weight-asian="normal" style:font-weight-complex="normal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016f570" officeooo:paragraph-rsid="0016f570" style:font-weight-asian="normal" style:font-weight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01c9928" officeooo:paragraph-rsid="001c9928" style:font-weight-asian="normal" style:font-weight-complex="normal"/>
    </style:style>
    <style:style style:name="P13" style:family="paragraph" style:parent-style-name="Text_20_body" style:master-page-name="">
      <loext:graphic-properties draw:fill="none"/>
      <style:paragraph-properties fo:margin-left="2.6cm" fo:margin-right="0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weight="normal" officeooo:rsid="00143e60" officeooo:paragraph-rsid="000ff17d" style:font-weight-asian="normal" style:font-weight-complex="normal"/>
    </style:style>
    <style:style style:name="T1" style:family="text">
      <style:text-properties officeooo:rsid="0012427c"/>
    </style:style>
    <style:style style:name="T2" style:family="text">
      <style:text-properties officeooo:rsid="00143e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427c" style:font-weight-asian="bold" style:font-weight-complex="bold"/>
    </style:style>
    <style:style style:name="T5" style:family="text">
      <style:text-properties fo:font-weight="bold" officeooo:rsid="00143e60" style:font-weight-asian="bold" style:font-weight-complex="bold"/>
    </style:style>
    <style:style style:name="T6" style:family="text">
      <style:text-properties fo:font-weight="bold" officeooo:rsid="0020c4e8" style:font-weight-asian="bold" style:font-weight-complex="bold"/>
    </style:style>
    <style:style style:name="T7" style:family="text">
      <style:text-properties officeooo:rsid="0019a046"/>
    </style:style>
    <style:style style:name="T8" style:family="text">
      <style:text-properties officeooo:rsid="001b450b"/>
    </style:style>
    <style:style style:name="T9" style:family="text">
      <style:text-properties officeooo:rsid="001f228a"/>
    </style:style>
    <style:style style:name="T10" style:family="text">
      <style:text-properties officeooo:rsid="001ff3a1"/>
    </style:style>
    <style:style style:name="T11" style:family="text">
      <style:text-properties officeooo:rsid="0020c4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SYNC; OCTAVE <text:span text:style-name="T1">+ GNU</text:span> PARALLEL; <text:span text:style-name="T1">HTOP; IOTOP</text:span> TUTORIAL</text:p>
      <text:p text:style-name="P3">1) <text:span text:style-name="T5">RSYNC</text:span> is common, easy to use package for synchronizing content of files and directories. Using rsync one can send only differences between files instead of whole information – it reduces used network bandwidth and speeds up information spreading across different knots.</text:p>
      <text:p text:style-name="P3">2) synchronizing current directory with remote directory ( with ssh_keygen one can do it via commands ) - upload data on remote:</text:p>
      <text:p text:style-name="P2"><text:tab/>#rsync -u -v –progress -e ssh * <text:a xlink:type="simple" xlink:href="mailto:user@IPv4" text:style-name="Internet_20_link" text:visited-style-name="Visited_20_Internet_20_Link">user@IPv4</text:a>:/home/user/remotePathToDirectory</text:p>
      <text:p text:style-name="P3">3) synchronizing some directory with remote directory - upload data on remote:</text:p>
      <text:p text:style-name="P6">#rsync -u -v –progress -e ssh /home/user/localPathToDirectory <text:a xlink:type="simple" xlink:href="mailto:user@IPv4" text:style-name="Internet_20_link" text:visited-style-name="Visited_20_Internet_20_Link">user@IPv4</text:a>:/home/user/remotePathToDirectory</text:p>
      <text:p text:style-name="P3">3) synchronizing remote directory with some <text:span text:style-name="T8">local</text:span> directory – download data from remote:</text:p>
      <text:p text:style-name="P6">#rsync -u -v –progress -e ssh <text:a xlink:type="simple" xlink:href="mailto:user@IPv4" text:style-name="Internet_20_link" text:visited-style-name="Visited_20_Internet_20_Link">user@IPv4</text:a>:/home/user/pathToDirectory /home/user/localPathToDirectory</text:p>
      <text:p text:style-name="P4"/>
      <text:p text:style-name="P4"/>
      <text:p text:style-name="P10">1) <text:span text:style-name="T5">HTOP</text:span> is useful package for system monitoring via terminal <text:span text:style-name="T11">and </text:span><text:span text:style-name="T6">IOTOP </text:span><text:span text:style-name="T11">is useful package for monitoring disk throughput usage</text:span>:</text:p>
      <text:p text:style-name="P9"><text:tab/>#sudo apt-get install htop <text:span text:style-name="T11">iotop</text:span></text:p>
      <text:p text:style-name="P9"><text:tab/>#htop</text:p>
      <text:p text:style-name="P10">2) closing system monitor is via F10 hotkey – please note, that it is configurable in some way.</text:p>
      <text:p text:style-name="P9"/>
      <text:p text:style-name="P9"/>
      <text:p text:style-name="P8"><text:span text:style-name="T1">1</text:span>) one can combine <text:span text:style-name="T3">GNU P</text:span><text:span text:style-name="T5">ARALLEL</text:span> ( please consider citation of authors publication ) and <text:span text:style-name="T5">OCTAVE</text:span> to provide easy-to-program parallel execution <text:span text:style-name="T7">script</text:span>. There are some other solution like f.e. built-in <text:span text:style-name="T7">Octave-</text:span>parallel package, but it has <text:span text:style-name="T1">some limitations. Personally I use this simplified receipt:</text:span></text:p>
      <text:p text:style-name="P7"><text:tab/>-<text:span text:style-name="T1">on each computer there could be the same username with exchanged ssh-keys </text:span></text:p>
      <text:p text:style-name="P6">-<text:span text:style-name="T1">on each computer there could be the same directory path to data ( if small enough ), or mounted network folder ( consider checking the RAID tutorial, and samba server tutorial; for high-density computation consider non-synchronous start of program commads for better basic network balance )</text:span></text:p>
      <text:p text:style-name="P6">-<text:span text:style-name="T1">provide tested kernel M-script f.e. for processing single image and rsync it on each computer</text:span></text:p>
      <text:p text:style-name="P6"><text:soft-page-break/>-<text:span text:style-name="T1">profile script execution ( f.e. use htop ) - especially if there are some memory – space costly operations; calculate number of possible parallel executions on each computer ( some computer could have smaller number of cores per avaiable memory for that partiular script execution )</text:span></text:p>
      <text:p text:style-name="P4">-<text:span text:style-name="T1">write M – script ( or use BASH commands-script ) for generating each command text string; processing single file with arguments - commandsOctave.txt</text:span></text:p>
      <text:p text:style-name="P4"><text:tab/><text:span text:style-name="T1">octave-cli <text:line-break/><text:tab/><text:tab/>-p /home/user/pathToScriptDirectory <text:line-break/><text:tab/><text:tab/>-p /home/user/pathToSomeOtherUsedByScriptDirectory <text:line-break/><text:tab/><text:tab/>--eval ”scriptName( ‘</text:span><text:span text:style-name="T4">argFilepath1</text:span><text:span text:style-name="T1">’, </text:span><text:span text:style-name="T4">argumentScalar1</text:span><text:span text:style-name="T1"> )”; pause( 0.1 );</text:span></text:p>
      <text:p text:style-name="P5"><text:tab/><text:span text:style-name="T1">octave-cli <text:line-break/><text:tab/><text:tab/>-p /home/user/pathToScriptDirectory <text:line-break/><text:tab/><text:tab/>-p /home/user/pathToSomeOtherUsedByScriptDirectory <text:line-break/><text:tab/><text:tab/>--eval ”scriptName( ‘</text:span><text:span text:style-name="T4">argFilepath2</text:span><text:span text:style-name="T1">’, </text:span><text:span text:style-name="T4">argumentScalar2</text:span><text:span text:style-name="T1"> )”; pause( 0.1 );</text:span></text:p>
      <text:p text:style-name="P4">-<text:span text:style-name="T1">generate each computer address list with coresponding CPU physical cores; homeClusterList.txt – 2 cores on local computer and 12 cores on remote computer:</text:span></text:p>
      <text:p text:style-name="P4"><text:tab/><text:span text:style-name="T2">2/:</text:span></text:p>
      <text:p text:style-name="P4"><text:tab/><text:span text:style-name="T2">12/user@IPv4</text:span></text:p>
      <text:p text:style-name="P4">-<text:span text:style-name="T2">populate gnu parallel with commands file and server list; use all cores( for 3 cores use : -j3 ) save results to logFile.txt:</text:span></text:p>
      <text:p text:style-name="P13">#parallel --slf /user/home/pathToDirectory/homeClusterList.txt -j+0 &lt; commandsOctave.txt &amp;&gt;&gt; logFile.txt</text:p>
      <text:p text:style-name="P11">P.S. <text:span text:style-name="T8">There will be better L3 </text:span>memory <text:span text:style-name="T1">size per core if one disable HyperThreading technology on Intels CPU’s. Benefits are only in some data processing situations.</text:span></text:p>
      <text:p text:style-name="P12">P.P.S. Note <text:span text:style-name="T9">Time To Market</text:span> coefficient <text:span text:style-name="T10">minimization</text:span> in terms of practical algorithm „rapid prototyping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na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Arial" fo:font-family="Arial" style:font-style-name="Regularna" style:font-family-generic="swiss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15:14.755894269</meta:creation-date>
    <dc:date>2018-02-16T15:32:03.562054482</dc:date>
    <meta:editing-duration>PT28M52S</meta:editing-duration>
    <meta:editing-cycles>13</meta:editing-cycles>
    <meta:generator>LibreOffice/5.4.1.2$Linux_X86_64 LibreOffice_project/40m0$Build-2</meta:generator>
    <meta:document-statistic meta:table-count="0" meta:image-count="0" meta:object-count="0" meta:page-count="2" meta:paragraph-count="27" meta:word-count="469" meta:character-count="3360" meta:non-whitespace-character-count="2888"/>
  </office:meta>
</office:document-meta>
</file>